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text:style-name="WW_CharLFO1LVL4" style:num-format="1" text:display-levels="4">
        <style:list-level-properties/>
      </text:list-level-style-number>
      <text:list-level-style-number text:level="5" text:style-name="WW_CharLFO1LVL5" style:num-format="1" text:display-levels="5">
        <style:list-level-properties/>
      </text:list-level-style-number>
      <text:list-level-style-number text:level="6" text:style-name="WW_CharLFO1LVL6" style:num-format="1" text:display-levels="6">
        <style:list-level-properties/>
      </text:list-level-style-number>
      <text:list-level-style-number text:level="7" text:style-name="WW_CharLFO1LVL7" style:num-format="1" text:display-levels="7">
        <style:list-level-properties/>
      </text:list-level-style-number>
      <text:list-level-style-number text:level="8" text:style-name="WW_CharLFO1LVL8" style:num-format="1" text:display-levels="8">
        <style:list-level-properties/>
      </text:list-level-style-number>
      <text:list-level-style-number text:level="9" text:style-name="WW_CharLFO1LVL9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)" style:num-format="1">
        <style:list-level-properties text:space-before="0.25in" text:min-label-width="0.25in"/>
      </text:list-level-style-number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6LVL4" style:num-suffix="." style:num-format="1">
        <style:list-level-properties text:space-before="1.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6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6LVL7" style:num-suffix="." style:num-format="1">
        <style:list-level-properties text:space-before="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125in" text:min-label-width="0.125in"/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9LVL4" style:num-suffix="." style:num-format="1">
        <style:list-level-properties text:space-before="1.5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9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9LVL7" style:num-suffix="." style:num-format="1">
        <style:list-level-properties text:space-before="3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125in" text:min-label-width="0.125in"/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F0" style:family="paragraph">
      <style:paragraph-properties fo:break-before="page" fo:text-align="end"/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text-align="end" fo:margin-bottom="0.0833in"/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paragraph-properties fo:text-align="end"/>
    </style:style>
    <style:style style:name="P16" style:parent-style-name="Normal" style:family="paragraph">
      <style:paragraph-properties fo:text-align="end"/>
      <style:text-properties fo:font-weight="bold" style:font-weight-asian="bold" style:font-weight-complex="bold" fo:font-size="12pt" style:font-size-asian="12pt"/>
    </style:style>
    <style:style style:name="P17" style:parent-style-name="Normal" style:family="paragraph">
      <style:paragraph-properties fo:break-before="page"/>
    </style:style>
    <style:style style:name="T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0" style:family="table-column">
      <style:table-column-properties style:column-width="0.9847in"/>
    </style:style>
    <style:style style:name="TableColumn21" style:family="table-column">
      <style:table-column-properties style:column-width="0.8631in"/>
    </style:style>
    <style:style style:name="TableColumn22" style:family="table-column">
      <style:table-column-properties style:column-width="3.2993in"/>
    </style:style>
    <style:style style:name="TableColumn23" style:family="table-column">
      <style:table-column-properties style:column-width="1.3027in"/>
    </style:style>
    <style:style style:name="Table19" style:family="table">
      <style:table-properties style:width="6.45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top="0.0416in" fo:margin-bottom="0.0416in"/>
      <style:text-properties fo:font-weight="bold" style:font-weight-asian="bold" style:font-weight-complex="bold" style:font-size-complex="10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top="0.0416in" fo:margin-bottom="0.0416in"/>
      <style:text-properties fo:font-weight="bold" style:font-weight-asian="bold" style:font-weight-complex="bold" style:font-size-complex="10pt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text-align="justify" fo:margin-top="0.0416in" fo:margin-bottom="0.0416in"/>
      <style:text-properties fo:font-weight="bold" style:font-weight-asian="bold" style:font-weight-complex="bold" style:font-size-complex="10pt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text-align="justify" fo:margin-top="0.0416in" fo:margin-bottom="0.0416in"/>
      <style:text-properties fo:font-weight="bold" style:font-weight-asian="bold" style:font-weight-complex="bold" style:font-size-complex="10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top="0.0416in" fo:margin-bottom="0.0416in"/>
      <style:text-properties style:font-size-complex="10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top="0.0416in" fo:margin-bottom="0.0416in"/>
      <style:text-properties style:font-size-complex="10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top="0.0416in" fo:margin-bottom="0.0416in"/>
      <style:text-properties style:font-size-complex="10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text-align="justify" fo:margin-top="0.0416in" fo:margin-bottom="0.0416in"/>
      <style:text-properties style:font-size-complex="10pt"/>
    </style:style>
    <style:style style:name="P42" style:parent-style-name="Heading1" style:family="paragraph">
      <style:paragraph-properties fo:break-before="page"/>
    </style:style>
    <style:style style:name="T43" style:parent-style-name="DefaultParagraphFont" style:family="text">
      <style:text-properties fo:font-style="italic" style:font-style-asian="italic"/>
    </style:style>
    <style:style style:name="T44" style:parent-style-name="DefaultParagraphFont" style:family="text">
      <style:text-properties fo:font-style="italic" style:font-style-asian="italic"/>
    </style:style>
    <style:style style:name="P45" style:parent-style-name="Normal" style:family="paragraph"/>
    <style:style style:name="P46" style:parent-style-name="Normal" style:family="paragraph"/>
    <style:style style:name="P47" style:parent-style-name="Normal" style:family="paragraph"/>
    <style:style style:name="P48" style:parent-style-name="Normal" style:family="paragraph"/>
    <style:style style:name="P49" style:parent-style-name="Normal" style:family="paragraph"/>
    <style:style style:name="P50" style:parent-style-name="Normal" style:family="paragraph"/>
    <style:style style:name="T51" style:parent-style-name="DefaultParagraphFont" style:family="text">
      <style:text-properties fo:font-style="italic" style:font-style-asian="italic"/>
    </style:style>
    <style:style style:name="P52" style:parent-style-name="Heading1" style:family="paragraph">
      <style:paragraph-properties fo:break-before="page"/>
    </style:style>
    <style:style style:name="P53" style:parent-style-name="Normal" style:family="paragraph"/>
    <style:style style:name="P54" style:parent-style-name="Normal" style:family="paragraph"/>
    <style:style style:name="P55" style:parent-style-name="Normal" style:family="paragraph"/>
    <style:style style:name="T56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Dokumendivahetuskeskus</text:p>
      <text:p text:style-name="P14">Klienditarkvara uuendamise juhend</text:p>
      <text:p text:style-name="Normal"/>
      <text:p text:style-name="Normal"/>
      <text:p text:style-name="P15"/>
      <text:p text:style-name="P16">Versioon 1.0</text:p>
      <text:p text:style-name="Normal"/>
      <text:p text:style-name="Normal"/>
      <text:p text:style-name="Normal"/>
      <text:soft-page-break/>
      <text:p text:style-name="P17"><text:span text:style-name="T18">Muudatuste ajalugu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Kuupäev</text:p>
          </table:table-cell>
          <table:table-cell table:style-name="TableCell27">
            <text:p text:style-name="P28">Versioon</text:p>
          </table:table-cell>
          <table:table-cell table:style-name="TableCell29">
            <text:p text:style-name="P30">Kirjeldus</text:p>
          </table:table-cell>
          <table:table-cell table:style-name="TableCell31">
            <text:p text:style-name="P32">Autor</text:p>
          </table:table-cell>
        </table:table-row>
        <table:table-row table:style-name="TableRow33">
          <table:table-cell table:style-name="TableCell34">
            <text:p text:style-name="P35">28.02.2010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Dokumendi esialgne versioon.</text:p>
          </table:table-cell>
          <table:table-cell table:style-name="TableCell40">
            <text:p text:style-name="P41">Marko Kurm</text:p>
          </table:table-cell>
        </table:table-row>
      </table:table>
      <text:p text:style-name="Normal"/>
      <text:soft-page-break/>
      <text:h text:style-name="P42" text:outline-level="1">Sissejuhatus</text:h>
      <text:p text:style-name="Normal">Käesolev dokument on kirjeldus sellest, kuidas uuendada olemasolevat DVK Kliendi tarkvara. Samuti on kirjeldatud seda, kuidas minna tagasi<text:s/>vanemale versioonile, kui selline vajadus tekib.<text:s/>DVK klienditarkvara koosneb paigaldamise mõttes kahest osast: andmebaasist ja rakendusest. Vaatleme neid osasid eraldi punktides.</text:p>
      <text:h text:style-name="Heading1" text:outline-level="1">Uuendamine</text:h>
      <text:p text:style-name="Normal">Uuendamiseks lae<text:s/>Riigi Infosüsteemide arenduskeskuse koduleheküljelt<text:s/>alla DVK kliendi tarkvarapakett ja paki lahti<text:s/>arvuti kõvakettale (edaspidi viitame [dvk_klient]).</text:p>
      <text:h text:style-name="Heading2" text:outline-level="2">Andmebaas</text:h>
      <text:p text:style-name="Normal">Andmebaasiskriptid asuvad [dvk_klient]/sql kataloogis. Skriptid „client_dbscript_oracle.sql“, „client_dbscript_mssql.sql“ ja „client_dbscript_postgresql.sql“ sisaldavad DVK kliendi viimast<text:s/>versiooni<text:s/><text:s/>täielikust<text:s/>andmebaasiskeemist.<text:s/>Kui tegemist on DVK kliendi versiooni uuendamisega, siis huvitavad meid kumulatiivsed andmebaasiuuendamise skriptid, mis on formaadis „client_update_<text:span text:style-name="T43">YYYYMM</text:span>_<text:span text:style-name="T44">DATABASE</text:span>.sql“.<text:s/></text:p>
      <text:p text:style-name="Normal">NB! Enne versiooniuuendust on mõistlik teha andmebaasist varukoopia või<text:s/>läbida<text:s/>uuendusprotsess testkeskkonna andmebaasi peal.</text:p>
      <text:p text:style-name="Normal">Uuendamiseks toimi järgmiselt:</text:p>
      <text:list text:style-name="LFO8" text:continue-numbering="true">
        <text:list-item>
          <text:p text:style-name="P45">Tee kindlaks, milline versioon DVK kliendi tarkvarast on hetkel kasutusel.<text:s/>Selleks vaata konfiguratsioonifailis „dvk_client.properties“ oleva parameetri<text:s/>„client_specification_version“ väärtus.<text:s/>SQL Update skriptile vastav versiooninumber on kirjas skripti päises.</text:p>
        </text:list-item>
        <text:list-item>
          <text:p text:style-name="P46">Käivita vajalikud (uuemad kumulatiivsed uuendusskriptid).</text:p>
        </text:list-item>
        <text:list-item>
          <text:p text:style-name="P47">Veendu, et skriptide töötlemine lõpetati vigadeta.</text:p>
        </text:list-item>
      </text:list>
      <text:h text:style-name="Heading2" text:outline-level="2">Rakendus</text:h>
      <text:p text:style-name="Normal">Rakenduse uuendamiseks on vaja Riigi Infosüsteemide koduleheküljelt alla laetud tarkvarapakett lahti pakkida ning kirjutada üle olemasolev DVK kliendi tarkvara.<text:s/>Ennem failide ülekirjutamist oleks mõistlik teha DVK kliendi olemasolevast versioonist varukoopia, et oleks vigade ilmnemisel lihtne algset seisu taastada<text:s/>(konfiguratsioonifailidest võib olla abi uue versiooni seadistamisel).<text:s/>Uuendamiseks<text:s/>toimi järgmiselt:</text:p>
      <text:list text:style-name="LFO10" text:continue-numbering="true">
        <text:list-item>
          <text:p text:style-name="P48">Tee varukoopia olemasolevast DVK kliendi rakenduse failidest.</text:p>
        </text:list-item>
        <text:list-item>
          <text:p text:style-name="P49">Kirjuta üle DVK kliendi failid uuema versiooniga.</text:p>
        </text:list-item>
        <text:list-item>
          <text:p text:style-name="P50">Konfigureeri<text:s/>DVK klient. Seda on kirjeldatud dokumendis „<text:span text:style-name="T51">Dokumendivahetuskeskus – Kliendi paigaldamisjuhend</text:span>“ punktides 3,4 ja 5.</text:p>
        </text:list-item>
      </text:list>
      <text:soft-page-break/>
      <text:h text:style-name="P52" text:outline-level="1">Vanemale versioonile<text:s/>üleminek</text:h>
      <text:p text:style-name="Normal">Lae alla versioon DVK kliendi tarkvarapaketist, mida soovid paigaldada ja paki see lahti kõvakettale.<text:s/>Ennem versiooni vahetust on soovitatav teha varukoopia nii andmebaasist kui rakenduse failidest, et oleks tõrgete korral võimalik esialgne seis lihtsasti taastada.</text:p>
      <text:h text:style-name="Heading2" text:outline-level="2">Andmebaas</text:h>
      <text:p text:style-name="Normal">Andmebaasi vanemale versioonile viimiseks toimi järgmiselt:</text:p>
      <text:p text:style-name="Normal">Käivita DVK kliendi andmebaasis<text:s/>SQL Rollback skriptid, mis asuvad kataloogis [dvk_klient]/sql<text:s/>ja on formaadiga „client_rollback_YYYYDD_DATABASE“. Kui üleminek toimub üle mitme versiooninumbri, siis on vaja käivitada kõik SQL Rollback skriptid, mis nende versioonide vahele jäävad.<text:s/>Skriptide kävitamisel alusta uuemast, ehk kõigepealt käivita kõige uuema kuupäevaga skript jne.</text:p>
      <text:h text:style-name="Heading2" text:outline-level="2">Rakendus</text:h>
      <text:p text:style-name="Normal">Rakenduse puhul on vaja vanemale versioonile üleminekuks teha järgmist:</text:p>
      <text:list text:style-name="LFO12" text:continue-numbering="true">
        <text:list-item>
          <text:p text:style-name="P53">Lae alla DVK kliendi tarkvarapaketi versioon, mida soovid paigaldada.</text:p>
        </text:list-item>
        <text:list-item>
          <text:p text:style-name="P54">Kirjuta üle DVK kliendi rakenduse failid.</text:p>
        </text:list-item>
        <text:list-item>
          <text:p text:style-name="P55">Konfigureeri DVK klient. Seadistamist on kirjeldatud dokumendis „<text:span text:style-name="T56">Dokumendivahetuskeskus – Kliendi paigaldamisjuhend</text:span>“ punktides 3,4 ja 5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t" fo:country="EE" style:language-asian="et" style:country-asian="E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833in"/>
      <style:text-properties fo:font-weight="bold" style:font-weight-asian="bold" style:font-weight-complex="bold" style:letter-kerning="true" fo:font-size="12pt" style:font-size-asian="12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fo:font-weight="bold" style:font-weight-asian="bold" style:font-weight-complex="bold" fo:font-size="12pt" style:font-size-asian="12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paragraph-properties fo:margin-bottom="0.1666in" fo:line-height="100%"/>
      <style:text-properties style:font-name="Arial" style:font-name-complex="Arial" fo:font-size="10pt" style:font-size-asian="10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pt" fo:hyphenate="false"/>
    </style:style>
    <style:style style:name="FooterChar" style:display-name="Footer Char" style:family="text" style:parent-style-name="DefaultParagraphFont">
      <style:text-properties style:font-name="Arial" style:font-name-complex="Arial" fo:font-size="12pt" style:font-size-asian="12pt" style:font-size-complex="12pt"/>
    </style:style>
    <style:style style:name="PageNumber" style:display-name="Page Number" style:family="text" style:parent-style-name="DefaultParagraphFont">
      <style:text-properties style:font-name-complex="Times New Roman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pt" fo:hyphenate="false"/>
    </style:style>
    <style:style style:name="HeaderChar" style:display-name="Header Char" style:family="text" style:parent-style-name="DefaultParagraphFont">
      <style:text-properties style:font-name="Arial" style:font-name-complex="Arial" fo:font-size="12pt" style:font-size-asian="12pt" style:font-size-complex="12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Times New Roman"/>
    </style:style>
    <style:style style:name="WW_CharOUTLINELVL2" style:family="text">
      <style:text-properties style:font-name-complex="Times New Roman"/>
    </style:style>
    <style:style style:name="WW_CharOUTLINELVL3" style:family="text">
      <style:text-properties style:font-name-complex="Times New Roman"/>
    </style:style>
    <style:style style:name="WW_CharOUTLINELVL4" style:family="text">
      <style:text-properties style:font-name-complex="Times New Roman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text:style-name="WW_CharOUTLINELVL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text:style-name="WW_CharOUTLINELVL4" style:num-format="1" text:display-levels="4">
        <style:list-level-properties/>
      </text:outline-level-style>
      <text:outline-level-style text:level="5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="Arial" style:font-name-asian="Times New Roman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text:style-name="WW_CharLFO1LVL4" style:num-format="1" text:display-levels="4">
        <style:list-level-properties/>
      </text:list-level-style-number>
      <text:list-level-style-number text:level="5" text:style-name="WW_CharLFO1LVL5" style:num-format="1" text:display-levels="5">
        <style:list-level-properties/>
      </text:list-level-style-number>
      <text:list-level-style-number text:level="6" text:style-name="WW_CharLFO1LVL6" style:num-format="1" text:display-levels="6">
        <style:list-level-properties/>
      </text:list-level-style-number>
      <text:list-level-style-number text:level="7" text:style-name="WW_CharLFO1LVL7" style:num-format="1" text:display-levels="7">
        <style:list-level-properties/>
      </text:list-level-style-number>
      <text:list-level-style-number text:level="8" text:style-name="WW_CharLFO1LVL8" style:num-format="1" text:display-levels="8">
        <style:list-level-properties/>
      </text:list-level-style-number>
      <text:list-level-style-number text:level="9" text:style-name="WW_CharLFO1LVL9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)" style:num-format="1">
        <style:list-level-properties text:space-before="0.25in" text:min-label-width="0.25in"/>
      </text:list-level-style-number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6LVL4" style:num-suffix="." style:num-format="1">
        <style:list-level-properties text:space-before="1.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6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6LVL7" style:num-suffix="." style:num-format="1">
        <style:list-level-properties text:space-before="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125in" text:min-label-width="0.125in"/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9LVL4" style:num-suffix="." style:num-format="1">
        <style:list-level-properties text:space-before="1.5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9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9LVL7" style:num-suffix="." style:num-format="1">
        <style:list-level-properties text:space-before="3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125in" text:min-label-width="0.125in"/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text-properties style:text-underline-type="single" style:text-underline-style="solid" style:text-underline-width="auto" style:text-underline-mode="continuous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T4" style:parent-style-name="PageNumber" style:family="text">
      <style:text-properties style:font-name-complex="Arial"/>
    </style:style>
  </office:automatic-styles>
  <office:master-styles>
    <style:master-page style:name="MP0" style:page-layout-name="PL0">
      <style:header>
        <text:p text:style-name="P2">Klienditarkvara uuendamise juhend<text:tab/><text:tab/>Dokumendivahetuskeskus</text:p>
      </style:header>
      <style:footer>
        <text:p text:style-name="Footer"><draw:frame draw:style-name="F3" text:anchor-type="paragraph" svg:y="0.0006in" draw:z-index="0"><draw:text-box fo:min-height="0in" fo:min-width="0in"><text:p text:style-name="Footer"><text:span text:style-name="T4"><text:page-number text:fixed="false">4</text:page-number></text:span></text:p></draw:text-box></draw:frame>28.02.2010<text:tab/>Versioon 1.0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kumendihoidla</dc:title>
    <dc:description/>
    <dc:subject/>
    <meta:initial-creator>Jaak Lember</meta:initial-creator>
    <dc:creator>oss</dc:creator>
    <meta:creation-date>2010-03-18T18:01:00Z</meta:creation-date>
    <dc:date>2010-03-18T18:01:00Z</dc:date>
    <meta:print-date>2008-07-30T15:24:00Z</meta:print-date>
    <meta:template xlink:href="Normal.dotm" xlink:type="simple"/>
    <meta:editing-cycles>2</meta:editing-cycles>
    <meta:editing-duration>PT0S</meta:editing-duration>
    <meta:document-statistic meta:page-count="4" meta:paragraph-count="6" meta:word-count="498" meta:character-count="3384" meta:row-count="24" meta:non-whitespace-character-count="2892"/>
  </office:meta>
</office:document-meta>
</file>